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Courier 10 Pitch" svg:font-family="'Courier 10 Pitch'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Standard">
      <style:paragraph-properties fo:margin-left="2.196cm" fo:margin-right="0cm" fo:text-align="justify" style:justify-single-word="false" fo:text-indent="0cm" style:auto-text-indent="false"/>
    </style:style>
    <style:style style:name="P7" style:family="paragraph" style:parent-style-name="Text_20_body">
      <style:paragraph-properties fo:margin-left="2.223cm" fo:margin-right="0cm" fo:text-align="justify" style:justify-single-word="false" fo:text-indent="0cm" style:auto-text-indent="false"/>
    </style:style>
    <style:style style:name="P8" style:family="paragraph" style:parent-style-name="Text_20_body">
      <style:paragraph-properties fo:margin-left="2.249cm" fo:margin-right="0cm" fo:text-align="justify" style:justify-single-word="false" fo:text-indent="0cm" style:auto-text-indent="false"/>
    </style:style>
    <style:style style:name="P9" style:family="paragraph" style:parent-style-name="Text_20_body">
      <style:paragraph-properties fo:margin-left="1.535cm" fo:margin-right="0cm" fo:text-align="justify" style:justify-single-word="false" fo:text-indent="-0.053cm" style:auto-text-indent="false">
        <style:tab-stops/>
      </style:paragraph-properties>
    </style:style>
    <style:style style:name="P10" style:family="paragraph" style:parent-style-name="Text_20_body">
      <style:paragraph-properties fo:margin-left="1.535cm" fo:margin-right="0cm" fo:text-align="justify" style:justify-single-word="false" fo:text-indent="-0.053cm" style:auto-text-indent="false">
        <style:tab-stops/>
      </style:paragraph-properties>
      <style:text-properties style:font-name="Courier 10 Pitch" fo:font-size="10pt" fo:background-color="#e6e6e6" style:font-size-asian="10pt" style:font-size-complex="10pt"/>
    </style:style>
    <style:style style:name="P11" style:family="paragraph" style:parent-style-name="Text_20_body">
      <style:paragraph-properties fo:margin-left="1.535cm" fo:margin-right="0cm" fo:text-align="justify" style:justify-single-word="false" fo:text-indent="-0.053cm" style:auto-text-indent="false">
        <style:tab-stops/>
      </style:paragraph-properties>
      <style:text-properties style:font-name="Nimbus Roman No9 L" fo:font-size="12pt" fo:background-color="#e6e6e6" style:font-size-asian="12pt" style:font-size-complex="12pt"/>
    </style:style>
    <style:style style:name="P12" style:family="paragraph" style:parent-style-name="Text_20_body">
      <style:paragraph-properties fo:margin-left="4.26cm" fo:margin-right="0cm" fo:text-align="justify" style:justify-single-word="false" fo:text-indent="0cm" style:auto-text-indent="false"/>
      <style:text-properties style:font-name="Courier 10 Pitch" fo:font-size="10pt" fo:background-color="#e6e6e6" style:font-size-asian="10pt" style:font-size-complex="10pt"/>
    </style:style>
    <style:style style:name="P13" style:family="paragraph" style:parent-style-name="Text_20_body">
      <style:paragraph-properties fo:margin-left="2.249cm" fo:margin-right="0cm" fo:text-align="justify" style:justify-single-word="false" fo:text-indent="-0.053cm" style:auto-text-indent="false">
        <style:tab-stops/>
      </style:paragraph-properties>
      <style:text-properties style:font-name="Nimbus Roman No9 L" fo:font-size="12pt" fo:background-color="#ffffff" style:font-size-asian="12pt" style:font-size-complex="12pt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 style:list-style-name="L1">
      <style:paragraph-properties fo:margin-left="2.223cm" fo:margin-right="0cm" fo:text-align="justify" style:justify-single-word="false" fo:text-indent="0cm" style:auto-text-indent="false"/>
    </style:style>
    <style:style style:name="P17" style:family="paragraph" style:parent-style-name="Text_20_body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18" style:family="paragraph" style:parent-style-name="Text_20_body" style:list-style-name="L6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 style:list-style-name="L2">
      <style:paragraph-properties fo:margin-left="1.508cm" fo:margin-right="0cm" fo:text-align="justify" style:justify-single-word="false" fo:text-indent="0cm" style:auto-text-indent="false">
        <style:tab-stops/>
      </style:paragraph-properties>
      <style:text-properties style:font-name="Courier 10 Pitch" fo:font-size="10pt" fo:background-color="#e6e6e6" style:font-size-asian="10pt" style:font-size-complex="10pt"/>
    </style:style>
    <style:style style:name="P21" style:family="paragraph" style:parent-style-name="Text_20_body" style:list-style-name="L3">
      <style:paragraph-properties fo:margin-left="2.249cm" fo:margin-right="0cm" fo:text-align="justify" style:justify-single-word="false" fo:text-indent="0cm" style:auto-text-indent="false">
        <style:tab-stops>
          <style:tab-stop style:position="0.714cm"/>
        </style:tab-stops>
      </style:paragraph-properties>
    </style:style>
    <style:style style:name="P22" style:family="paragraph" style:parent-style-name="Text_20_body">
      <style:paragraph-properties fo:margin-left="2.249cm" fo:margin-right="0cm" fo:text-align="justify" style:justify-single-word="false" fo:text-indent="0cm" style:auto-text-indent="false"/>
      <style:text-properties style:font-name="Nimbus Roman No9 L" fo:font-size="14pt" fo:background-color="#ffffff" style:font-size-asian="14pt" style:font-size-complex="14pt"/>
    </style:style>
    <style:style style:name="P23" style:family="paragraph" style:parent-style-name="Text_20_body">
      <style:paragraph-properties fo:margin-left="2.249cm" fo:margin-right="0cm" fo:text-align="justify" style:justify-single-word="false" fo:text-indent="0cm" style:auto-text-indent="false" fo:break-before="page"/>
      <style:text-properties style:font-name="Nimbus Roman No9 L" fo:font-size="14pt" fo:background-color="#ffffff" style:font-size-asian="14pt" style:font-size-complex="14pt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ourier 10 Pitch" fo:font-size="10pt" fo:background-color="#e6e6ff" style:font-size-asian="10pt" style:font-size-complex="10pt"/>
    </style:style>
    <style:style style:name="P25" style:family="paragraph" style:parent-style-name="Text_20_body">
      <style:paragraph-properties fo:margin-left="1.535cm" fo:margin-right="0cm" fo:text-align="justify" style:justify-single-word="false" fo:text-indent="-0.053cm" style:auto-text-indent="false">
        <style:tab-stops/>
      </style:paragraph-properties>
      <style:text-properties style:font-name="Courier 10 Pitch" fo:font-size="10pt" fo:background-color="#e6e6e6" style:font-size-asian="10pt" style:font-size-complex="10pt"/>
    </style:style>
    <style:style style:name="P26" style:family="paragraph" style:parent-style-name="Text_20_body">
      <style:paragraph-properties fo:margin-left="1.535cm" fo:margin-right="0cm" fo:text-align="justify" style:justify-single-word="false" fo:text-indent="-0.053cm" style:auto-text-indent="false">
        <style:tab-stops/>
      </style:paragraph-properties>
      <style:text-properties style:font-name="Nimbus Roman No9 L" fo:font-size="14pt" fo:background-color="#ffffff" style:font-size-asian="14pt" style:font-size-complex="14pt"/>
    </style:style>
    <style:style style:name="P27" style:family="paragraph" style:parent-style-name="Text_20_body" style:list-style-name="L4">
      <style:paragraph-properties fo:margin-left="2.223cm" fo:margin-right="0cm" fo:text-align="justify" style:justify-single-word="false" fo:text-indent="0cm" style:auto-text-indent="false">
        <style:tab-stops>
          <style:tab-stop style:position="0.741cm"/>
        </style:tab-stops>
      </style:paragraph-properties>
    </style:style>
    <style:style style:name="P28" style:family="paragraph" style:parent-style-name="Text_20_body" style:list-style-name="L5">
      <style:paragraph-properties fo:margin-left="2.223cm" fo:margin-right="0cm" fo:text-align="justify" style:justify-single-word="false" fo:text-indent="0cm" style:auto-text-indent="false">
        <style:tab-stops>
          <style:tab-stop style:position="0.741cm"/>
        </style:tab-stops>
      </style:paragraph-properties>
    </style:style>
    <style:style style:name="P29" style:family="paragraph" style:parent-style-name="Text_20_body">
      <style:paragraph-properties fo:margin-left="0cm" fo:margin-right="0cm" fo:text-align="justify" style:justify-single-word="false" fo:text-indent="-0.053cm" style:auto-text-indent="false">
        <style:tab-stops/>
      </style:paragraph-properties>
      <style:text-properties style:font-name="Nimbus Roman No9 L" fo:font-size="14pt" fo:background-color="#ffffff" style:font-size-asian="14pt" style:font-size-complex="14pt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3" style:family="paragraph" style:parent-style-name="Footer">
      <style:paragraph-properties fo:text-align="end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Nimbus Sans L" fo:font-size="14pt" style:font-size-asian="14pt" style:font-size-complex="14pt"/>
    </style:style>
    <style:style style:name="T3" style:family="text">
      <style:text-properties style:text-position="super 58%"/>
    </style:style>
    <style:style style:name="T4" style:family="text">
      <style:text-properties style:font-name="Courier 10 Pitch" fo:font-size="10pt" fo:background-color="#e6e6e6" style:font-size-asian="10pt" style:font-size-complex="10pt"/>
    </style:style>
    <style:style style:name="T5" style:family="text">
      <style:text-properties style:font-name="Nimbus Roman No9 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ff6309" style:font-name="Courier 10 Pitch" fo:font-size="10pt" fo:font-style="italic" fo:background-color="#e6e6e6" style:font-size-asian="10pt" style:font-style-asian="italic" style:font-size-complex="10pt" style:font-style-complex="italic"/>
    </style:style>
    <style:style style:name="T9" style:family="text">
      <style:text-properties fo:color="#ff0000" style:font-name="Courier 10 Pitch" fo:font-size="10pt" fo:background-color="#e6e6e6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SEP #23 : Extend «diary()»</text:p>
      <text:p text:style-name="P2"/>
      <text:p text:style-name="P1"/>
      <text:p text:style-name="P1">Title: Extend «diary()»</text:p>
      <text:p text:style-name="P1">Version: 1.2</text:p>
      <text:p text:style-name="P15">Authors: Allan CORNET (<text:a xlink:type="simple" xlink:href="mailto:allan.cornet@scilab.org">allan.cornet@scilab.org</text:a>) , Pierre MARECHAL (pierre.marechal@scilab.org)</text:p>
      <text:p text:style-name="P1">Review: </text:p>
      <text:p text:style-name="P1">Commented: </text:p>
      <text:p text:style-name="P1">State: </text:p>
      <text:p text:style-name="P1">Scilab-Version: <text:s/>Scilab 5.2</text:p>
      <text:p text:style-name="P1">Vote:</text:p>
      <text:p text:style-name="P1">Created: April 15<text:span text:style-name="T3">th</text:span>, 2009</text:p>
      <text:p text:style-name="P1">Modified: April 16<text:span text:style-name="T3">th</text:span>, 2009</text:p>
      <text:p text:style-name="P2"/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1">Abstract<text:tab/>1</text:p>
          <text:p text:style-name="P31">Current behavior<text:tab/>2</text:p>
          <text:p text:style-name="P31">Rationale<text:tab/>2</text:p>
          <text:p text:style-name="P32">Start a diary session<text:tab/>2</text:p>
          <text:p text:style-name="P32">List diary sessions<text:tab/>3</text:p>
          <text:p text:style-name="P32">Close diary session(s)<text:tab/>3</text:p>
          <text:p text:style-name="P32">Does a diary session exists ?<text:tab/>4</text:p>
          <text:p text:style-name="P31">Example Usage<text:tab/>4</text:p>
          <text:p text:style-name="P31">Changelog<text:tab/>4</text:p>
          <text:p text:style-name="P31">Copyright<text:tab/>5</text:p>
        </text:index-body>
      </text:table-of-content>
      <text:p text:style-name="P1"/>
      <text:p text:style-name="P1"/>
      <text:p text:style-name="P1"/>
      <text:h text:style-name="Heading_20_1" text:outline-level="1">Abstract</text:h>
      <text:p text:style-name="P1"/>
      <text:p text:style-name="P1">The <text:span text:style-name="Teletype"><text:span text:style-name="T5">diary()</text:span></text:span> function creates a log of keyboard input and the resulting text output.</text:p>
      <text:p text:style-name="P1"/>
      <text:p text:style-name="P1">At the moment, the diary() function has a very ugly behavior (See the “Current Behavior” section) and is very limited. The aim of the SEP is to extend diary() to manage multiple diary simultaneously opened.</text:p>
      <text:p text:style-name="P1"/>
      <text:h text:style-name="Heading_20_1" text:outline-level="1"/>
      <text:h text:style-name="P30" text:outline-level="1">Current behavior</text:h>
      <text:p text:style-name="P3"/>
      <text:p text:style-name="P1"><text:tab/><text:span text:style-name="T4">diary(filename)</text:span></text:p>
      <text:p text:style-name="P6">opens the file which path is given in <text:span text:style-name="Source_20_Text">f</text:span> and register all subsequent Scilab <text:tab/>console inputs and outputs. </text:p>
      <text:p text:style-name="P6"/>
      <text:p text:style-name="P4"><text:tab/><text:span text:style-name="T4">diary(0)</text:span></text:p>
      <text:p text:style-name="P6">Closes the current diary</text:p>
      <text:p text:style-name="P6"/>
      <text:p text:style-name="P4"><text:tab/>A 2<text:span text:style-name="T3">nd</text:span> <text:span text:style-name="T4">diary(filename)</text:span></text:p>
      <text:p text:style-name="P6">Closes the current diary and opens another one.</text:p>
      <text:p text:style-name="P6"/>
      <text:p text:style-name="P4"><text:tab/>This syntax has two drawbacks :</text:p>
      <text:list xml:id="list51693294" text:style-name="L1">
        <text:list-header>
          <text:p text:style-name="P16">- Only one diary can be open at once</text:p>
          <text:p text:style-name="P16">- If a diary is opened, a new call to diary closes the first one without warning or error. The first diary can be opened without the user know, for example, inside a toolbox function, this make the function shaky.</text:p>
        </text:list-header>
      </text:list>
      <text:p text:style-name="P1"/>
      <text:p text:style-name="P1"/>
      <text:p text:style-name="P1"/>
      <text:h text:style-name="Heading_20_1" text:outline-level="1">Rationale</text:h>
      <text:h text:style-name="Heading_20_2" text:outline-level="2">Start a diary session</text:h>
      <text:p text:style-name="P17"/>
      <text:list xml:id="list1981599685" text:style-name="L2">
        <text:list-item>
          <text:list>
            <text:list-header>
              <text:p text:style-name="P20">id = diary(filename,[“new”|”append”])</text:p>
            </text:list-header>
          </text:list>
        </text:list-item>
      </text:list>
      <text:p text:style-name="P8"/>
      <text:p text:style-name="P8">Returns a positive integer (&gt;= 1) which is the diary session identifier. </text:p>
      <text:p text:style-name="P8"/>
      <text:p text:style-name="P8">The first input argument is a string that contain the path of the diary file. This can be a relative path or a absolute path.</text:p>
      <text:p text:style-name="P8">The 2<text:span text:style-name="T3">nd</text:span> input argument controls if a new file is created (“new”) or if diary() adds new content at the end of the file (“append”). If the 2<text:span text:style-name="T3">nd</text:span> input argument is not present, the default value is “new”</text:p>
      <text:p text:style-name="P8"/>
      <text:p text:style-name="P8">If the file stated as 1<text:span text:style-name="T3">st</text:span> input argument is already opened in Scilab, diary() returns an error.</text:p>
      <text:p text:style-name="P22"/>
      <text:p text:style-name="P22"/>
      <text:p text:style-name="P23"/>
      <text:h text:style-name="Heading_20_2" text:outline-level="2">List diary sessions</text:h>
      <text:p text:style-name="P24"/>
      <text:p text:style-name="P10">[ids, filenames] = diary()</text:p>
      <text:p text:style-name="P10">[ids, filenames] = diary([],”list”)</text:p>
      <text:p text:style-name="P10"/>
      <text:p text:style-name="P8">Returns</text:p>
      <text:list xml:id="list1399715675" text:style-name="L3">
        <text:list-item>
          <text:list>
            <text:list-item>
              <text:p text:style-name="P21">a column vector of integer : identifiers list of opened diary sessions.</text:p>
            </text:list-item>
            <text:list-item>
              <text:p text:style-name="P21">a column vector of strings : absolute paths of the files associated with opened diary sessions.</text:p>
            </text:list-item>
          </text:list>
        </text:list-item>
      </text:list>
      <text:h text:style-name="Heading_20_2" text:outline-level="2"/>
      <text:h text:style-name="Heading_20_2" text:outline-level="2">Close diary session(s)</text:h>
      <text:p text:style-name="P26"/>
      <text:p text:style-name="P10">diary([],”close”)</text:p>
      <text:p text:style-name="P10">diary(0)</text:p>
      <text:p text:style-name="P10">diary(filename,”close”)</text:p>
      <text:p text:style-name="P10">diary(id,”close”)</text:p>
      <text:p text:style-name="P9"/>
      <text:list xml:id="list1535743279" text:style-name="L4">
        <text:list-item>
          <text:p text:style-name="P27">The first and second syntaxes close all opened diary sessions.</text:p>
        </text:list-item>
      </text:list>
      <text:list xml:id="list930451780" text:style-name="L5">
        <text:list-item>
          <text:p text:style-name="P28">The third syntax closes diary session(s) identified by “filename“. If “filename” is a just a base-name and several diary sessions have been opened with the same base-name, it returns an error. For example :</text:p>
        </text:list-item>
      </text:list>
      <text:p text:style-name="P12">--&gt; diary(SCI+”/log.txt”);</text:p>
      <text:p text:style-name="P12">--&gt; diary(TMPDIR+”/log.txt”);</text:p>
      <text:p text:style-name="P12">--&gt; diary(“log.txt”,”close”)</text:p>
      <text:p text:style-name="P12"><text:s/>!--error</text:p>
      <text:p text:style-name="P12">diary: Ambiguous value for input argument #1: give the absolute path or the diary session id instead.</text:p>
      <text:p text:style-name="P5"><text:tab/><text:tab/>“filename” can be a single string or a character string array.</text:p>
      <text:p text:style-name="P5"/>
      <text:list xml:id="list1779252836" text:continue-numbering="true" text:style-name="L5">
        <text:list-item>
          <text:p text:style-name="P28">The fourth syntax closes the diary session identified by “id” which is a positive integer or a matrix of positive integers.</text:p>
        </text:list-item>
      </text:list>
      <text:p text:style-name="P7"/>
      <text:p text:style-name="P5"><text:tab/><text:span text:style-name="T7">Remark </text:span><text:span text:style-name="T6">: diary(0) is retained as backwards compatibility</text:span></text:p>
      <text:h text:style-name="Heading_20_2" text:outline-level="2"><text:soft-page-break/></text:h>
      <text:h text:style-name="Heading_20_2" text:outline-level="2">Does a diary session exists ?</text:h>
      <text:p text:style-name="P29"/>
      <text:p text:style-name="P9"><text:span text:style-name="T4">diary(filename,”exists”)</text:span></text:p>
      <text:p text:style-name="P11"/>
      <text:p text:style-name="P13">Return true if a diary session is currently opened with the file “filename”, if not false. “filename” can be a single string or a character string array.</text:p>
      <text:p text:style-name="P10"/>
      <text:h text:style-name="Heading_20_1" text:outline-level="1"><text:span text:style-name="Teletype"><text:span text:style-name="T2">Example Usage</text:span></text:span></text:h>
      <text:p text:style-name="P3"><text:span text:style-name="Teletype"><text:span text:style-name="T2"><text:tab/></text:span></text:span></text:p>
      <text:p text:style-name="P3"><text:span text:style-name="Teletype"><text:span text:style-name="T4"><text:tab/>d1 = diary(TMPDIR + </text:span></text:span><text:span text:style-name="Teletype"><text:span text:style-name="T9">“/diary1.txt”</text:span></text:span><text:span text:style-name="Teletype"><text:span text:style-name="T4">)</text:span></text:span></text:p>
      <text:p text:style-name="P3"><text:span text:style-name="Teletype"><text:span text:style-name="T4"><text:tab/>d2 = diary(TMPDIR + </text:span></text:span><text:span text:style-name="Teletype"><text:span text:style-name="T9">“/diary2.txt”</text:span></text:span><text:span text:style-name="Teletype"><text:span text:style-name="T4">)</text:span></text:span></text:p>
      <text:p text:style-name="P3"><text:span text:style-name="Teletype"><text:span text:style-name="T4"/></text:span></text:p>
      <text:p text:style-name="P3"><text:span text:style-name="Teletype"><text:span text:style-name="T4"><text:s text:c="6"/></text:span></text:span><text:span text:style-name="Teletype"><text:span text:style-name="T8">// some Scilab instructions …</text:span></text:span></text:p>
      <text:p text:style-name="P3"><text:span text:style-name="Teletype"><text:span text:style-name="T4"/></text:span></text:p>
      <text:p text:style-name="P3"><text:span text:style-name="Teletype"><text:span text:style-name="T4"><text:tab/></text:span></text:span><text:span text:style-name="Teletype"><text:span text:style-name="T8">// returns infos about opened diary</text:span></text:span></text:p>
      <text:p text:style-name="P3"><text:span text:style-name="Teletype"><text:span text:style-name="T4"><text:tab/>[ids, filenames] <text:s/>= diary()</text:span></text:span></text:p>
      <text:p text:style-name="P3"><text:span text:style-name="Teletype"><text:span text:style-name="T4"/></text:span></text:p>
      <text:p text:style-name="P3"><text:span text:style-name="Teletype"><text:span text:style-name="T4"><text:tab/></text:span></text:span><text:span text:style-name="Teletype"><text:span text:style-name="T8">// close diary d1</text:span></text:span></text:p>
      <text:p text:style-name="P3"><text:span text:style-name="Teletype"><text:span text:style-name="T4"><text:tab/>diary(Diaryd1)</text:span></text:span></text:p>
      <text:p text:style-name="P3"><text:span text:style-name="Teletype"><text:span text:style-name="T4"/></text:span></text:p>
      <text:p text:style-name="P3"><text:span text:style-name="Teletype"><text:span text:style-name="T4"><text:tab/></text:span></text:span><text:span text:style-name="Teletype"><text:span text:style-name="T8">// close diary d2</text:span></text:span></text:p>
      <text:p text:style-name="P3"><text:span text:style-name="Teletype"><text:span text:style-name="T4"><text:tab/>diary(TMPDIR + </text:span></text:span><text:span text:style-name="Teletype"><text:span text:style-name="T9">“/diary2.txt”</text:span></text:span><text:span text:style-name="Teletype"><text:span text:style-name="T4">)</text:span></text:span></text:p>
      <text:p text:style-name="P3"><text:span text:style-name="Teletype"><text:span text:style-name="T4"/></text:span></text:p>
      <text:p text:style-name="P3"><text:span text:style-name="Teletype"><text:span text:style-name="T4"><text:tab/></text:span></text:span><text:span text:style-name="Teletype"><text:span text:style-name="T8">// closes all diary</text:span></text:span></text:p>
      <text:p text:style-name="P3"><text:span text:style-name="Teletype"><text:span text:style-name="T4"><text:tab/>diary([],</text:span></text:span><text:span text:style-name="Teletype"><text:span text:style-name="T9">”close”</text:span></text:span><text:span text:style-name="Teletype"><text:span text:style-name="T4">)</text:span></text:span></text:p>
      <text:p text:style-name="P3"><text:span text:style-name="Teletype"><text:span text:style-name="T1"/></text:span></text:p>
      <text:h text:style-name="Heading_20_1" text:outline-level="1">Changelog</text:h>
      <text:p text:style-name="Text_20_body"/>
      <text:list xml:id="list1407717683" text:style-name="L6">
        <text:list-item>
          <text:list>
            <text:list-item>
              <text:p text:style-name="P18">– Allan CORNET – Initial version</text:p>
            </text:list-item>
            <text:list-item>
              <text:p text:style-name="P18">– Pierre MARECHAL – Current Behavior Section</text:p>
            </text:list-item>
            <text:list-item>
              <text:p text:style-name="P18">– Pierre MARECHAL – Add some syntaxes</text:p>
              <text:p text:style-name="P18"/>
            </text:list-item>
          </text:list>
        </text:list-item>
      </text:list>
      <text:h text:style-name="Heading_20_1" text:outline-level="1"><text:soft-page-break/>Copyright</text:h>
      <text:p text:style-name="Standard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Courier 10 Pitch" svg:font-family="'Courier 10 Pitch'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text-indent="0cm" style:auto-text-indent="false"/>
      <style:text-properties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ource_20_Text" style:display-name="Source Text" style:family="text">
      <style:text-properties style:font-name="DejaVu Sans Mono1" style:font-name-asian="DejaVu Sans Mono1" style:font-name-complex="DejaVu Sans Mono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erre MARECHAL</meta:initial-creator>
    <meta:creation-date>2008-07-09T13:39:08</meta:creation-date>
    <dc:date>2009-04-16T15:14:20</dc:date>
    <meta:editing-cycles>26</meta:editing-cycles>
    <meta:editing-duration>PT03H48M47S</meta:editing-duration>
    <meta:document-statistic meta:table-count="0" meta:image-count="0" meta:object-count="0" meta:page-count="5" meta:paragraph-count="86" meta:word-count="603" meta:character-count="3591"/>
    <meta:user-defined meta:name="Info 1"/>
    <meta:user-defined meta:name="Info 2"/>
    <meta:user-defined meta:name="Info 3"/>
    <meta:user-defined meta:name="Info 4"/>
  </office:meta>
</office:document-meta>
</file>